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1pt" style:language-asian="hi" style:country-asian="IN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8" table:default-cell-style-name="ce1"/>
        <table:table-row table:style-name="ro1">
          <table:table-cell/>
          <table:table-cell table:style-name="ce7" office:value-type="string" calcext:value-type="string" table:number-columns-spanned="4" table:number-rows-spanned="1">
            <text:p>Connected P3-graph with 2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Connected P4-graph with 2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Random P3-graph with 2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Random P4-graph with 20% of edges</text:p>
          </table:table-cell>
          <table:covered-table-cell table:style-name="ce3"/>
          <table:covered-table-cell table:number-columns-repeated="2" table:style-name="ce7"/>
          <table:table-cell table:number-columns-repeated="2"/>
          <table:table-cell table:style-name="ce7" office:value-type="string" calcext:value-type="string" table:number-columns-spanned="4" table:number-rows-spanned="1">
            <text:p>Connected P3-graph with 2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Connected P4-graph with 2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Random P3-graph with 20% of edges</text:p>
          </table:table-cell>
          <table:covered-table-cell table:style-name="ce3"/>
          <table:covered-table-cell table:number-columns-repeated="2" table:style-name="ce7"/>
          <table:table-cell table:number-columns-repeated="28"/>
        </table:table-row>
        <table:table-row table:style-name="ro1"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 table:number-columns-repeated="2"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13911099433898927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12049293518066406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5525321960449219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13964290618896485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2101412773132324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4" office:value-type="string" calcext:value-type="string">
            <text:p>0.12193970680236817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309876775741577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4103495121002197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735844230651855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6735697269439698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3732100963592529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4" office:value-type="string" calcext:value-type="string">
            <text:p>0.22436628341674805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.4147364139556884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.642369270324707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.826611804962158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.435966968536377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607798433303833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4" office:value-type="string" calcext:value-type="string">
            <text:p>0.9754274845123291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.840608072280884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8.728740644454955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4.976611518859864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6.314811182022094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9573225975036621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4" office:value-type="string" calcext:value-type="string">
            <text:p>9.182635259628295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6.155956220626831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4.31831283569336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2.522550916671753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7.29695830345154</text:p>
          </table:table-cell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.6836740970611572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4" office:value-type="string" calcext:value-type="string">
            <text:p>9.593361091613769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3.926982259750366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96.00866570472718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8.17194185256958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05.32389988899232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4.433603143692016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4" office:value-type="string" calcext:value-type="string">
            <text:p>10.374042129516601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3.762503719329835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34.97241497039795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68.95839047431946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74.660276889801</text:p>
          </table:table-cell>
          <table:table-cell table:number-columns-repeated="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5.946607494354248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4" office:value-type="string" calcext:value-type="string">
            <text:p>11.339056396484375</text:p>
          </table:table-cell>
          <table:table-cell table:number-columns-repeated="2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Connected P3-graph with 3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Connected P4-graph with 3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Random P3-graph with 3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Random P4-graph with 30% of edges</text:p>
          </table:table-cell>
          <table:covered-table-cell table:style-name="ce3"/>
          <table:covered-table-cell table:number-columns-repeated="2" table:style-name="ce7"/>
          <table:table-cell table:number-columns-repeated="2"/>
          <table:table-cell table:style-name="ce7" office:value-type="string" calcext:value-type="string" table:number-columns-spanned="4" table:number-rows-spanned="1">
            <text:p>Connected P3-graph with 3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Connected P4-graph with 3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Random P3-graph with 30% of edges</text:p>
          </table:table-cell>
          <table:covered-table-cell table:style-name="ce3"/>
          <table:covered-table-cell table:number-columns-repeated="2" table:style-name="ce7"/>
          <table:table-cell table:number-columns-repeated="28"/>
        </table:table-row>
        <table:table-row table:style-name="ro1"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 table:number-columns-repeated="2"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1294028282165527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30267467498779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2911698341369629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37094435691833494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4" office:value-type="string" calcext:value-type="string">
            <text:p>0.1562634944915771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4" office:value-type="string" calcext:value-type="string">
            <text:p>0.08820304870605469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342269277572631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682973909378051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713554477691650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8505331516265869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4" office:value-type="string" calcext:value-type="string">
            <text:p>0.2767985820770263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4" office:value-type="string" calcext:value-type="string">
            <text:p>0.3069479942321777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.3229784965515137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.400685930252075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.3322341918945313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.892993688583374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4" office:value-type="string" calcext:value-type="string">
            <text:p>0.498319673538208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4" office:value-type="string" calcext:value-type="string">
            <text:p>0.5743407726287841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.7854921340942385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3.645139932632446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.2362473964691163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3.622411441802978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4" office:value-type="string" calcext:value-type="string">
            <text:p>1.0304997444152832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4" office:value-type="string" calcext:value-type="string">
            <text:p>1.208311128616333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7.712807893753052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50.93191394805908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7.90523886680603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53.90902695655823</text:p>
          </table:table-cell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4" office:value-type="string" calcext:value-type="string">
            <text:p>2.0793779373168944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4" office:value-type="string" calcext:value-type="string">
            <text:p>2.4559399127960204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4.838495349884033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35.86915345191954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6.340883255004883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39.0088361263275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4" office:value-type="string" calcext:value-type="string">
            <text:p>3.6317877769470215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4" office:value-type="string" calcext:value-type="string">
            <text:p>4.0427806854248045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5.420628213882445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23.58812484741213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2.3163568019866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39.0669627189636</text:p>
          </table:table-cell>
          <table:table-cell table:number-columns-repeated="2"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4" office:value-type="string" calcext:value-type="string">
            <text:p>7.102474927902222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4" office:value-type="string" calcext:value-type="string">
            <text:p>7.651953601837159</text:p>
          </table:table-cell>
          <table:table-cell table:number-columns-repeated="2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Connected P3-graph with 5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Connected P4-graph with 5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Random P3-graph with 5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Random P4-graph with 50% of edges</text:p>
          </table:table-cell>
          <table:covered-table-cell table:style-name="ce3"/>
          <table:covered-table-cell table:number-columns-repeated="2" table:style-name="ce7"/>
          <table:table-cell table:number-columns-repeated="2"/>
          <table:table-cell table:style-name="ce7" office:value-type="string" calcext:value-type="string" table:number-columns-spanned="4" table:number-rows-spanned="1">
            <text:p>Connected P3-graph with 5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Connected P4-graph with 5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Random P3-graph with 50% of edges</text:p>
          </table:table-cell>
          <table:covered-table-cell table:style-name="ce3"/>
          <table:covered-table-cell table:number-columns-repeated="2" table:style-name="ce7"/>
          <table:table-cell table:number-columns-repeated="28"/>
        </table:table-row>
        <table:table-row table:style-name="ro1"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 table:number-columns-repeated="2"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1609389305114746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1519494056701660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627317428588867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16135029792785643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4" office:value-type="string" calcext:value-type="string">
            <text:p>0.2113700389862060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4" office:value-type="string" calcext:value-type="string">
            <text:p>0.13815250396728515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432910394668579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738458347320556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893487596511840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5841697692871094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4" office:value-type="string" calcext:value-type="string">
            <text:p>0.451237344741821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4" office:value-type="string" calcext:value-type="string">
            <text:p>0.38820581436157225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.1259645938873293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4.4613189697265625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4.188503551483154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5.139788866043091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4" office:value-type="string" calcext:value-type="string">
            <text:p>0.9161365509033204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4" office:value-type="string" calcext:value-type="string">
            <text:p>1.1647316932678222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4.774481630325317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7.517719984054565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7.725926876068115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0.677082967758178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4" office:value-type="string" calcext:value-type="string">
            <text:p>1.838080644607544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4" office:value-type="string" calcext:value-type="string">
            <text:p>1.9552131652832032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9.23917098045349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65.93252191543579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4.330284976959229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66.77798533439636</text:p>
          </table:table-cell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4" office:value-type="string" calcext:value-type="string">
            <text:p>3.7293800830841066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4" office:value-type="string" calcext:value-type="string">
            <text:p>4.00780873298645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63.630046939849855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91.0675681114197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81.74540619850158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86.45848021507263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4" office:value-type="string" calcext:value-type="string">
            <text:p>8.449256086349488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4" office:value-type="string" calcext:value-type="string">
            <text:p>7.361843919754028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45.52809591293334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487.54355401992797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98.69132647514343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517.9725009441376</text:p>
          </table:table-cell>
          <table:table-cell table:number-columns-repeated="2"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4" office:value-type="string" calcext:value-type="string">
            <text:p>18.0112648010253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4" office:value-type="string" calcext:value-type="string">
            <text:p>15.41552791595459</text:p>
          </table:table-cell>
          <table:table-cell table:number-columns-repeated="2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Connected P3-graph with 7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Connected P4-graph with 7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Random P3-graph with 7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Random P4-graph with 70% of edges</text:p>
          </table:table-cell>
          <table:covered-table-cell table:style-name="ce3"/>
          <table:covered-table-cell table:number-columns-repeated="2" table:style-name="ce7"/>
          <table:table-cell table:number-columns-repeated="2"/>
          <table:table-cell table:style-name="ce7" office:value-type="string" calcext:value-type="string" table:number-columns-spanned="4" table:number-rows-spanned="1">
            <text:p>Connected P3-graph with 7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Connected P4-graph with 7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Random P3-graph with 70% of edges</text:p>
          </table:table-cell>
          <table:covered-table-cell table:style-name="ce3"/>
          <table:covered-table-cell table:number-columns-repeated="2" table:style-name="ce7"/>
          <table:table-cell table:number-columns-repeated="28"/>
        </table:table-row>
        <table:table-row table:style-name="ro1"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 table:number-columns-repeated="2"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14401354789733886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743116950988769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.249187421798706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16557016372680664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4" office:value-type="string" calcext:value-type="string">
            <text:p>0.15782933235168456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4" office:value-type="string" calcext:value-type="string">
            <text:p>0.4737589359283447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498211240768432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.57754096984863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.762770891189575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.5109771251678468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4" office:value-type="string" calcext:value-type="string">
            <text:p>0.3769504070281982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4" office:value-type="string" calcext:value-type="string">
            <text:p>0.7392731189727784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.4970301151275636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6.067045831680298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4.560960388183593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6.1168256282806395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4" office:value-type="string" calcext:value-type="string">
            <text:p>1.0041593074798585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4" office:value-type="string" calcext:value-type="string">
            <text:p>1.1954270839691161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9.364749336242676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0.78686580657959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4.943398571014404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2.1561231136322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4" office:value-type="string" calcext:value-type="string">
            <text:p>2.5454607963562013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4" office:value-type="string" calcext:value-type="string">
            <text:p>2.5112738609313965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4.60352177619934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83.29870867729187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45.16765356063843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75.2325538635254</text:p>
          </table:table-cell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4" office:value-type="string" calcext:value-type="string">
            <text:p>5.274386978149414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4" office:value-type="string" calcext:value-type="string">
            <text:p>6.399194049835205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41.965456199646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36.75913262367249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99.5915388584137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37.47656135559083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4" office:value-type="string" calcext:value-type="string">
            <text:p>12.96263256072998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4" office:value-type="string" calcext:value-type="string">
            <text:p>15.702592754364014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64.94683485031128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742.0399569511413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21.56612386703492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716.708149766922</text:p>
          </table:table-cell>
          <table:table-cell table:number-columns-repeated="2"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4" office:value-type="string" calcext:value-type="string">
            <text:p>30.059084033966066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4" office:value-type="string" calcext:value-type="string">
            <text:p>33.05328946113586</text:p>
          </table:table-cell>
          <table:table-cell table:number-columns-repeated="2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Connected P3-graph with 8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Connected P4-graph with 8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Random P3-graph with 8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Random P4-graph with 80% of edges</text:p>
          </table:table-cell>
          <table:covered-table-cell table:style-name="ce3"/>
          <table:covered-table-cell table:number-columns-repeated="2" table:style-name="ce7"/>
          <table:table-cell table:number-columns-repeated="2"/>
          <table:table-cell table:style-name="ce7" office:value-type="string" calcext:value-type="string" table:number-columns-spanned="4" table:number-rows-spanned="1">
            <text:p>Connected P3-graph with 8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Connected P4-graph with 80% of edges</text:p>
          </table:table-cell>
          <table:covered-table-cell table:style-name="ce3"/>
          <table:covered-table-cell table:number-columns-repeated="2" table:style-name="ce7"/>
          <table:table-cell/>
          <table:table-cell table:style-name="ce7" office:value-type="string" calcext:value-type="string" table:number-columns-spanned="4" table:number-rows-spanned="1">
            <text:p>Random P3-graph with 80% of edges</text:p>
          </table:table-cell>
          <table:covered-table-cell table:style-name="ce3"/>
          <table:covered-table-cell table:number-columns-repeated="2" table:style-name="ce7"/>
          <table:table-cell table:number-columns-repeated="28"/>
        </table:table-row>
        <table:table-row table:style-name="ro1"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 table:number-columns-repeated="2"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tam(V)</text:p>
          </table:table-cell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IME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356945753097534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9871937751770019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14690775871276857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6792965412139893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4" office:value-type="string" calcext:value-type="string">
            <text:p>0.1519071578979492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17628841400146483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666216659545898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.591723203659057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4843822479248046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.7918381214141845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4" office:value-type="string" calcext:value-type="string">
            <text:p>0.566143035888671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46749448776245117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.487975549697876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2.263282823562623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.7736937522888185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7.320380163192749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4" office:value-type="string" calcext:value-type="string">
            <text:p>1.3237170219421386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.0911065101623536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8.883526611328126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4.330938243865965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0.74392786026001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8.63028645515442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4" office:value-type="string" calcext:value-type="string">
            <text:p>3.212983798980713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.380522680282593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2.62861676216126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02.85783109664916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6.996843528747558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03.30112171173096</text:p>
          </table:table-cell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4" office:value-type="string" calcext:value-type="string">
            <text:p>7.407224082946778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5.506459140777588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63.601071977615355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87.09106025695803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55.32598295211792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18.1573760509491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4" office:value-type="string" calcext:value-type="string">
            <text:p>17.932159852981567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2.931079816818237</text:p>
          </table:table-cell>
          <table:table-cell table:number-columns-repeated="28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18.53274083137512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783.5772882461548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09.40123167037964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881.9400304794311</text:p>
          </table:table-cell>
          <table:table-cell table:number-columns-repeated="2"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4" office:value-type="string" calcext:value-type="string">
            <text:p>38.135728931427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4"/>
          <table:table-cell/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3.38153162002563</text:p>
          </table:table-cell>
          <table:table-cell table:number-columns-repeated="28"/>
        </table:table-row>
        <table:table-row table:style-name="ro1" table:number-rows-repeated="3">
          <table:table-cell table:number-columns-repeated="32"/>
          <table:table-cell table:style-name="Default" table:number-columns-repeated="4"/>
          <table:table-cell table:number-columns-repeated="28"/>
        </table:table-row>
        <table:table-row table:style-name="ro1">
          <table:table-cell table:number-columns-repeated="9"/>
          <table:table-cell table:style-name="ce5"/>
          <table:table-cell table:number-columns-repeated="22"/>
          <table:table-cell table:style-name="Default" table:number-columns-repeated="4"/>
          <table:table-cell table:number-columns-repeated="28"/>
        </table:table-row>
        <table:table-row table:style-name="ro1" table:number-rows-repeated="25">
          <table:table-cell table:number-columns-repeated="32"/>
          <table:table-cell table:style-name="Default" table:number-columns-repeated="4"/>
          <table:table-cell table:number-columns-repeated="28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7:28:18.6787029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8T12:50:46.231736560</meta:creation-date>
    <dc:date>2019-11-18T20:01:11.576507099</dc:date>
    <meta:editing-duration>PT2H13M51S</meta:editing-duration>
    <meta:editing-cycles>2</meta:editing-cycles>
    <meta:generator>LibreOffice/6.3.3.2.0$Linux_X86_64 LibreOffice_project/efd344762d9d19af2cac84c1651e18355008a6ed</meta:generator>
    <meta:document-statistic meta:table-count="1" meta:cell-count="882" meta:object-count="0"/>
  </office:meta>
</office:document-meta>
</file>